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300000349A4763ED6.png" manifest:media-type="image/png"/>
  <manifest:file-entry manifest:full-path="Pictures/1005EE3400005224000074200433171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_20_left">
      <style:text-properties style:font-name="Times New Roman" officeooo:rsid="00c8b65d" officeooo:paragraph-rsid="00c8b65d"/>
    </style:style>
    <style:style style:name="P2" style:family="paragraph" style:parent-style-name="Footer">
      <style:text-properties officeooo:paragraph-rsid="00034fc7"/>
    </style:style>
    <style:style style:name="P3" style:family="paragraph" style:parent-style-name="Header">
      <style:text-properties officeooo:rsid="0003cc59" officeooo:paragraph-rsid="0003cc59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Times New Roman" fo:font-size="18pt" fo:font-style="normal" fo:font-weight="bold" officeooo:rsid="00162d06" officeooo:paragraph-rsid="001a1577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 style:master-page-name="Report_20_Style">
      <style:paragraph-properties fo:line-height="100%" fo:text-align="center" style:justify-single-word="false" style:page-number="4" fo:break-before="auto" fo:break-after="auto"/>
      <style:text-properties fo:color="#000000" style:font-name="Times New Roman" fo:font-size="18pt" fo:font-style="normal" officeooo:rsid="00162d06" officeooo:paragraph-rsid="001a1577" style:font-size-asian="18pt" style:font-style-asian="normal" style:font-size-complex="18pt" style:font-style-complex="normal"/>
    </style:style>
    <style:style style:name="T1" style:family="text">
      <style:text-properties officeooo:rsid="00034f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bb6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PLAGIARISM CHECK </text:span><text:span text:style-name="T2">CERTIFICATE</text:span></text:p>
      <text:p text:style-name="P4"><draw:frame draw:style-name="fr1" draw:name="Image1" text:anchor-type="paragraph" svg:width="15.411cm" svg:height="21.788cm" draw:z-index="0"><draw:image xlink:href="Pictures/1005EE34000052240000742004331713.svg" xlink:type="simple" xlink:show="embed" xlink:actuate="onLoad"/><draw:image xlink:href="Pictures/100002010000025300000349A4763E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Times New Roman" officeooo:rsid="00c8b65d" officeooo:paragraph-rsid="00c8b65d"/>
    </style:style>
    <style:style style:name="MP2" style:family="paragraph" style:parent-style-name="Footer">
      <style:text-properties officeooo:paragraph-rsid="00034fc7"/>
    </style:style>
    <style:style style:name="MP3" style:family="paragraph" style:parent-style-name="Header">
      <style:text-properties officeooo:rsid="0003cc59" officeooo:paragraph-rsid="0003cc59"/>
    </style:style>
    <style:style style:name="MT1" style:family="text">
      <style:text-properties officeooo:rsid="00034fc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header>
        <text:p text:style-name="MP1"/>
      </style:header>
      <style:footer>
        <text:p text:style-name="MP2"><text:span text:style-name="MT1">GMFE - CE<text:tab/><text:tab/></text:span><text:page-number text:select-page="current">IV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>
      <style:header>
        <text:p text:style-name="MP3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19T15:27:13.641496646</dc:date>
    <dc:creator>Akshar Patel</dc:creator>
    <meta:editing-duration>PT23M52S</meta:editing-duration>
    <meta:editing-cycles>24</meta:editing-cycles>
    <meta:generator>LibreOffice/4.2.8.2$Linux_X86_64 LibreOffice_project/420m0$Build-2</meta:generator>
    <meta:document-statistic meta:table-count="0" meta:image-count="1" meta:object-count="0" meta:page-count="1" meta:paragraph-count="3" meta:word-count="9" meta:character-count="56" meta:non-whitespace-character-count="48"/>
  </office:meta>
</office:document-meta>
</file>